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fo:font-weight="normal" style:font-name-asian="Geneva" style:font-size-asian="12pt" style:font-weight-asian="normal" style:font-name-complex="Geneva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8pt" fo:font-weight="normal" style:font-name-asian="Geneva" style:font-size-asian="8pt" style:font-weight-asian="normal" style:font-name-complex="Geneva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9pt" fo:font-weight="normal" style:font-name-asian="Geneva" style:font-size-asian="9pt" style:font-weight-asian="normal" style:font-name-complex="Geneva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font-name="Geneva" fo:font-size="12pt" fo:font-weight="normal" style:font-name-asian="Geneva" style:font-size-asian="12pt" style:font-weight-asian="normal" style:font-name-complex="Geneva" style:font-size-complex="12pt" style:font-weight-complex="normal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==============================================</text:p>
      <text:p text:style-name="P2">1. Create single field, composite and multikey indexes. </text:p>
      <text:p text:style-name="P2"><text:tab/>1.1 single field index </text:p>
      <text:p text:style-name="P2"><text:tab/>=&gt; </text:p>
      <text:p text:style-name="P2"><text:tab/>&gt; db.myindex.createIndex({"city":1}) </text:p>
      <text:p text:style-name="P5"><text:tab/>{ </text:p>
      <text:p text:style-name="P5"><text:tab/><text:tab/>"createdCollectionAutomatically" : false, </text:p>
      <text:p text:style-name="P5"><text:tab/><text:tab/>"numIndexesBefore" : 1, </text:p>
      <text:p text:style-name="P5"><text:tab/><text:tab/>"numIndexesAfter" : 2, </text:p>
      <text:p text:style-name="P5"><text:tab/><text:tab/>"ok" : 1 </text:p>
      <text:p text:style-name="P5"><text:tab/>} </text:p>
      <text:p text:style-name="P4"><text:tab/>&gt; <text:s/></text:p>
      <text:p text:style-name="P3"><text:tab/><text:span text:style-name="T3">1.2 Compund field index </text:span></text:p>
      <text:p text:style-name="P2"><text:tab/>=&gt; </text:p>
      <text:p text:style-name="P2"><text:tab/>&gt; db.myindex.createIndex({"city":1,"state":1}) </text:p>
      <text:p text:style-name="P5"><text:tab/>{ </text:p>
      <text:p text:style-name="P5"><text:tab/><text:tab/>"createdCollectionAutomatically" : false, </text:p>
      <text:p text:style-name="P5"><text:tab/><text:tab/>"numIndexesBefore" : 2, </text:p>
      <text:p text:style-name="P5"><text:tab/><text:tab/>"numIndexesAfter" : 3, </text:p>
      <text:p text:style-name="P5"><text:tab/><text:tab/>"ok" : 1 </text:p>
      <text:p text:style-name="P5"><text:tab/>} </text:p>
      <text:p text:style-name="P5"><text:tab/>&gt; <text:s/></text:p>
      <text:p text:style-name="P2"><text:tab/>1.3 multikey field index </text:p>
      <text:p text:style-name="P3"><text:tab/><text:span text:style-name="T3">&gt; db.myindex.createIndex({"loc":1}) </text:span></text:p>
      <text:p text:style-name="P3"><text:tab/><text:span text:style-name="T4">{ </text:span></text:p>
      <text:p text:style-name="P5"><text:tab/><text:tab/>"createdCollectionAutomatically" : false, </text:p>
      <text:p text:style-name="P5"><text:tab/><text:tab/>"numIndexesBefore" : 3, </text:p>
      <text:p text:style-name="P5"><text:tab/><text:tab/>"numIndexesAfter" : 4, </text:p>
      <text:p text:style-name="P5"><text:tab/><text:tab/>"ok" : 1 </text:p>
      <text:p text:style-name="P5"><text:tab/>} </text:p>
      <text:p text:style-name="P3"><text:tab/><text:span text:style-name="T3">&gt; db.myindex.getIndexes() </text:span></text:p>
      <text:p text:style-name="P3"><text:tab/><text:span text:style-name="T4">[ </text:span></text:p>
      <text:p text:style-name="P5"><text:tab/><text:tab/>{ </text:p>
      <text:p text:style-name="P5"><text:tab/><text:tab/><text:tab/>"v" : 1, </text:p>
      <text:p text:style-name="P5"><text:tab/><text:tab/><text:tab/>"key" : { </text:p>
      <text:p text:style-name="P5"><text:tab/><text:tab/><text:tab/><text:tab/>"_id" : 1 </text:p>
      <text:p text:style-name="P5"><text:tab/><text:tab/><text:tab/>}, </text:p>
      <text:p text:style-name="P5"><text:tab/><text:tab/><text:tab/>"name" : "_id_", </text:p>
      <text:p text:style-name="P5"><text:tab/><text:tab/><text:tab/>"ns" : "mongoIndex.myindex" </text:p>
      <text:p text:style-name="P5"><text:tab/><text:tab/>}, </text:p>
      <text:p text:style-name="P5"><text:tab/><text:tab/>{ </text:p>
      <text:p text:style-name="P5"><text:tab/><text:tab/><text:tab/>"v" : 1, </text:p>
      <text:p text:style-name="P5"><text:tab/><text:tab/><text:tab/>"key" : { </text:p>
      <text:p text:style-name="P5"><text:tab/><text:tab/><text:tab/><text:tab/>"city" : 1 </text:p>
      <text:p text:style-name="P5"><text:tab/><text:tab/><text:tab/>}, </text:p>
      <text:p text:style-name="P5"><text:tab/><text:tab/><text:tab/>"name" : "city_1", </text:p>
      <text:p text:style-name="P5"><text:tab/><text:tab/><text:tab/>"ns" : "mongoIndex.myindex" </text:p>
      <text:p text:style-name="P5"><text:tab/><text:tab/>}, </text:p>
      <text:p text:style-name="P5"><text:tab/><text:tab/>{ </text:p>
      <text:p text:style-name="P5"><text:tab/><text:tab/><text:tab/>"v" : 1, </text:p>
      <text:p text:style-name="P5"><text:tab/><text:tab/><text:tab/>"key" : { </text:p>
      <text:p text:style-name="P5"><text:tab/><text:tab/><text:tab/><text:tab/>"city" : 1, </text:p>
      <text:p text:style-name="P5"><text:tab/><text:tab/><text:tab/><text:tab/>"state" : 1 </text:p>
      <text:p text:style-name="P5"><text:tab/><text:tab/><text:tab/>}, </text:p>
      <text:p text:style-name="P5"><text:tab/><text:tab/><text:tab/>"name" : "city_1_state_1", </text:p>
      <text:p text:style-name="P5"><text:tab/><text:tab/><text:tab/>"ns" : "mongoIndex.myindex" </text:p>
      <text:p text:style-name="P5"><text:tab/><text:tab/>}, </text:p>
      <text:p text:style-name="P5"><text:tab/><text:tab/>{ </text:p>
      <text:p text:style-name="P5"><text:tab/><text:tab/><text:tab/>"v" : 1, </text:p>
      <text:p text:style-name="P5"><text:tab/><text:tab/><text:tab/>"key" : { </text:p>
      <text:p text:style-name="P5"><text:tab/><text:tab/><text:tab/><text:tab/>"loc" : 1 </text:p>
      <text:p text:style-name="P5"><text:tab/><text:tab/><text:tab/>}, </text:p>
      <text:p text:style-name="P5"><text:tab/><text:tab/><text:tab/>"name" : "loc_1", </text:p>
      <text:p text:style-name="P5"><text:tab/><text:tab/><text:tab/>"ns" : "mongoIndex.myindex" </text:p>
      <text:p text:style-name="P5"><text:tab/><text:tab/>} </text:p>
      <text:p text:style-name="P5"><text:tab/>] </text:p>
      <text:p text:style-name="P5"><text:tab/>&gt; <text:s/></text:p>
      <text:p text:style-name="P5"/>
      <text:p text:style-name="P3"><text:soft-page-break/>==============================================</text:p>
      <text:p text:style-name="P2">2. Fire queries given below again and write your analysis. </text:p>
      <text:p text:style-name="P2"><text:tab/>1. Display all cities having population above 1600. </text:p>
      <text:p text:style-name="P2"><text:tab/>=&gt; </text:p>
      <text:p text:style-name="P2"><text:tab/>&gt; db.myindex.explain("executionStats").find({pop:{$gt:1600}},{city:1}) </text:p>
      <text:p text:style-name="P3"><text:tab/><text:span text:style-name="T4">{ </text:span>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pop" : { </text:p>
      <text:p text:style-name="P5"><text:tab/><text:tab/><text:tab/><text:tab/><text:tab/>"$gt" : 1600 </text:p>
      <text:p text:style-name="P5"><text:tab/><text:tab/><text:tab/><text:tab/>} </text:p>
      <text:p text:style-name="P5"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pop" : { </text:p>
      <text:p text:style-name="P5"><text:tab/><text:tab/><text:tab/><text:tab/><text:tab/><text:tab/><text:tab/>"$gt" : 1600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direction" : "forward" </text:p>
      <text:p text:style-name="P5"><text:tab/><text:tab/><text:tab/><text:tab/>} </text:p>
      <text:p text:style-name="P5"><text:tab/><text:tab/><text:tab/>}, </text:p>
      <text:p text:style-name="P5"><text:tab/><text:tab/><text:tab/>"rejectedPlans" : [ 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1404, </text:p>
      <text:p text:style-name="P5"><text:tab/><text:tab/><text:tab/>"executionTimeMillis" : 2, </text:p>
      <text:p text:style-name="P5"><text:tab/><text:tab/><text:tab/>"totalKeysExamined" : 0, </text:p>
      <text:p text:style-name="P5"><text:tab/><text:tab/><text:tab/>"totalDocsExamined" : 200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1404, </text:p>
      <text:p text:style-name="P5"><text:tab/><text:tab/><text:tab/><text:tab/>"executionTimeMillisEstimate" : 0, </text:p>
      <text:p text:style-name="P5"><text:tab/><text:tab/><text:tab/><text:tab/>"works" : 2002, </text:p>
      <text:p text:style-name="P5"><text:tab/><text:tab/><text:tab/><text:tab/>"advanced" : 1404, </text:p>
      <text:p text:style-name="P5"><text:tab/><text:tab/><text:tab/><text:tab/>"needTime" : 597, </text:p>
      <text:p text:style-name="P5"><text:tab/><text:tab/><text:tab/><text:tab/>"needYield" : 0, </text:p>
      <text:p text:style-name="P5"><text:tab/><text:tab/><text:tab/><text:tab/>"saveState" : 15, </text:p>
      <text:p text:style-name="P5"><text:tab/><text:tab/><text:tab/><text:tab/>"restoreState" : 15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pop" : { </text:p>
      <text:p text:style-name="P5"><text:tab/><text:tab/><text:tab/><text:tab/><text:tab/><text:tab/><text:tab/>"$gt" : 1600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nReturned" : 1404, </text:p>
      <text:p text:style-name="P5"><text:tab/><text:tab/><text:tab/><text:tab/><text:tab/>"executionTimeMillisEstimate" : 0, </text:p>
      <text:p text:style-name="P5"><text:tab/><text:tab/><text:tab/><text:tab/><text:tab/>"works" : 2002, </text:p>
      <text:p text:style-name="P5"><text:tab/><text:tab/><text:tab/><text:tab/><text:tab/>"advanced" : 1404, </text:p>
      <text:p text:style-name="P5"><text:tab/><text:tab/><text:tab/><text:tab/><text:tab/>"needTime" : 597, </text:p>
      <text:p text:style-name="P5"><text:tab/><text:tab/><text:tab/><text:tab/><text:tab/>"needYield" : 0, </text:p>
      <text:p text:style-name="P5"><text:tab/><text:tab/><text:tab/><text:tab/><text:tab/>"saveState" : 15, </text:p>
      <text:p text:style-name="P5"><text:tab/><text:tab/><text:tab/><text:tab/><text:tab/>"restoreState" : 15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soft-page-break/><text:tab/><text:tab/><text:tab/><text:tab/><text:tab/>"direction" : "forward", </text:p>
      <text:p text:style-name="P5"><text:tab/><text:tab/><text:tab/><text:tab/><text:tab/>"docsExamined" : 2000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3"><text:tab/>-----------------------------with index--------------------------------------------- </text:p>
      <text:p text:style-name="P3"><text:tab/><text:span text:style-name="T3">&gt; db.myindex.explain("executionStats").find({pop:{$gt:1600}},{city:1}) </text:span></text:p>
      <text:p text:style-name="P3"><text:tab/><text:span text:style-name="T4">{ </text:span>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pop" : { </text:p>
      <text:p text:style-name="P5"><text:tab/><text:tab/><text:tab/><text:tab/><text:tab/>"$gt" : 1600 </text:p>
      <text:p text:style-name="P5"><text:tab/><text:tab/><text:tab/><text:tab/>} </text:p>
      <text:p text:style-name="P5"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pop" : { </text:p>
      <text:p text:style-name="P5"><text:tab/><text:tab/><text:tab/><text:tab/><text:tab/><text:tab/><text:tab/>"$gt" : 1600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direction" : "forward" </text:p>
      <text:p text:style-name="P5"><text:tab/><text:tab/><text:tab/><text:tab/>} </text:p>
      <text:p text:style-name="P5"><text:tab/><text:tab/><text:tab/>}, </text:p>
      <text:p text:style-name="P5"><text:tab/><text:tab/><text:tab/>"rejectedPlans" : [ 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1404, </text:p>
      <text:p text:style-name="P5"><text:tab/><text:tab/><text:tab/>"executionTimeMillis" : 2, </text:p>
      <text:p text:style-name="P5"><text:tab/><text:tab/><text:tab/>"totalKeysExamined" : 0, </text:p>
      <text:p text:style-name="P5"><text:tab/><text:tab/><text:tab/>"totalDocsExamined" : 200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1404, </text:p>
      <text:p text:style-name="P5"><text:tab/><text:tab/><text:tab/><text:tab/>"executionTimeMillisEstimate" : 0, </text:p>
      <text:p text:style-name="P5"><text:tab/><text:tab/><text:tab/><text:tab/>"works" : 2002, </text:p>
      <text:p text:style-name="P5"><text:tab/><text:tab/><text:tab/><text:tab/>"advanced" : 1404, </text:p>
      <text:p text:style-name="P5"><text:tab/><text:tab/><text:tab/><text:tab/>"needTime" : 597, </text:p>
      <text:p text:style-name="P5"><text:tab/><text:tab/><text:tab/><text:tab/>"needYield" : 0, </text:p>
      <text:p text:style-name="P5"><text:tab/><text:tab/><text:tab/><text:tab/>"saveState" : 15, </text:p>
      <text:p text:style-name="P5"><text:tab/><text:tab/><text:tab/><text:tab/>"restoreState" : 15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pop" : { </text:p>
      <text:p text:style-name="P5"><text:tab/><text:tab/><text:tab/><text:tab/><text:tab/><text:tab/><text:tab/>"$gt" : 1600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nReturned" : 1404, </text:p>
      <text:p text:style-name="P5"><text:soft-page-break/><text:tab/><text:tab/><text:tab/><text:tab/><text:tab/>"executionTimeMillisEstimate" : 0, </text:p>
      <text:p text:style-name="P5"><text:tab/><text:tab/><text:tab/><text:tab/><text:tab/>"works" : 2002, </text:p>
      <text:p text:style-name="P5"><text:tab/><text:tab/><text:tab/><text:tab/><text:tab/>"advanced" : 1404, </text:p>
      <text:p text:style-name="P5"><text:tab/><text:tab/><text:tab/><text:tab/><text:tab/>"needTime" : 597, </text:p>
      <text:p text:style-name="P5"><text:tab/><text:tab/><text:tab/><text:tab/><text:tab/>"needYield" : 0, </text:p>
      <text:p text:style-name="P5"><text:tab/><text:tab/><text:tab/><text:tab/><text:tab/>"saveState" : 15, </text:p>
      <text:p text:style-name="P5"><text:tab/><text:tab/><text:tab/><text:tab/><text:tab/>"restoreState" : 15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tab/><text:tab/><text:tab/><text:tab/><text:tab/>"direction" : "forward", </text:p>
      <text:p text:style-name="P5"><text:tab/><text:tab/><text:tab/><text:tab/><text:tab/>"docsExamined" : 2000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5"><text:tab/>&gt; <text:s/></text:p>
      <text:p text:style-name="P5"/>
      <text:p text:style-name="P5"><text:tab/>&gt; <text:s/></text:p>
      <text:p text:style-name="P3"/>
      <text:p text:style-name="P3"><text:tab/>_____________________________________________________________________________</text:p>
      <text:p text:style-name="P6"><text:span text:style-name="T1"><text:tab/>2. Display all cities in state MA</text:span><text:span text:style-name="T1">. </text:span></text:p>
      <text:p text:style-name="P2"><text:tab/>=&gt; </text:p>
      <text:p text:style-name="P2"><text:tab/>&gt; db.myindex.explain("executionStats").find({state:"MA"},{city:1}) </text:p>
      <text:p text:style-name="P5"><text:tab/>{ 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state" : { </text:p>
      <text:p text:style-name="P5"><text:tab/><text:tab/><text:tab/><text:tab/><text:tab/>"$eq" : "MA" </text:p>
      <text:p text:style-name="P5"><text:tab/><text:tab/><text:tab/><text:tab/>} </text:p>
      <text:p text:style-name="P5"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state" : { </text:p>
      <text:p text:style-name="P5"><text:tab/><text:tab/><text:tab/><text:tab/><text:tab/><text:tab/><text:tab/>"$eq" : "MA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direction" : "forward" </text:p>
      <text:p text:style-name="P5"><text:tab/><text:tab/><text:tab/><text:tab/>} </text:p>
      <text:p text:style-name="P5"><text:tab/><text:tab/><text:tab/>}, </text:p>
      <text:p text:style-name="P5"><text:tab/><text:tab/><text:tab/>"rejectedPlans" : [ 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474, </text:p>
      <text:p text:style-name="P5"><text:tab/><text:tab/><text:tab/>"executionTimeMillis" : 2, </text:p>
      <text:p text:style-name="P5"><text:tab/><text:tab/><text:tab/>"totalKeysExamined" : 0, </text:p>
      <text:p text:style-name="P5"><text:tab/><text:tab/><text:tab/>"totalDocsExamined" : 200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474, </text:p>
      <text:p text:style-name="P5"><text:tab/><text:tab/><text:tab/><text:tab/>"executionTimeMillisEstimate" : 10, </text:p>
      <text:p text:style-name="P5"><text:tab/><text:tab/><text:tab/><text:tab/>"works" : 2002, </text:p>
      <text:p text:style-name="P5"><text:tab/><text:tab/><text:tab/><text:tab/>"advanced" : 474, </text:p>
      <text:p text:style-name="P5"><text:tab/><text:tab/><text:tab/><text:tab/>"needTime" : 1527, </text:p>
      <text:p text:style-name="P5"><text:tab/><text:tab/><text:tab/><text:tab/>"needYield" : 0, </text:p>
      <text:p text:style-name="P5"><text:soft-page-break/><text:tab/><text:tab/><text:tab/><text:tab/>"saveState" : 15, </text:p>
      <text:p text:style-name="P5"><text:tab/><text:tab/><text:tab/><text:tab/>"restoreState" : 15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state" : { </text:p>
      <text:p text:style-name="P5"><text:tab/><text:tab/><text:tab/><text:tab/><text:tab/><text:tab/><text:tab/>"$eq" : "MA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nReturned" : 474, </text:p>
      <text:p text:style-name="P5"><text:tab/><text:tab/><text:tab/><text:tab/><text:tab/>"executionTimeMillisEstimate" : 10, </text:p>
      <text:p text:style-name="P5"><text:tab/><text:tab/><text:tab/><text:tab/><text:tab/>"works" : 2002, </text:p>
      <text:p text:style-name="P5"><text:tab/><text:tab/><text:tab/><text:tab/><text:tab/>"advanced" : 474, </text:p>
      <text:p text:style-name="P5"><text:tab/><text:tab/><text:tab/><text:tab/><text:tab/>"needTime" : 1527, </text:p>
      <text:p text:style-name="P5"><text:tab/><text:tab/><text:tab/><text:tab/><text:tab/>"needYield" : 0, </text:p>
      <text:p text:style-name="P5"><text:tab/><text:tab/><text:tab/><text:tab/><text:tab/>"saveState" : 15, </text:p>
      <text:p text:style-name="P5"><text:tab/><text:tab/><text:tab/><text:tab/><text:tab/>"restoreState" : 15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tab/><text:tab/><text:tab/><text:tab/><text:tab/>"direction" : "forward", </text:p>
      <text:p text:style-name="P5"><text:tab/><text:tab/><text:tab/><text:tab/><text:tab/>"docsExamined" : 2000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5"><text:tab/>&gt; <text:s/></text:p>
      <text:p text:style-name="P3"><text:tab/>------------------------------------with index------------------------------------------ </text:p>
      <text:p text:style-name="P3"><text:tab/><text:span text:style-name="T3">&gt; db.myindex.explain("executionStats").find({state:"MA"},{city:1}) </text:span></text:p>
      <text:p text:style-name="P3"><text:tab/><text:span text:style-name="T4">{ </text:span>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state" : { </text:p>
      <text:p text:style-name="P5"><text:tab/><text:tab/><text:tab/><text:tab/><text:tab/>"$eq" : "MA" </text:p>
      <text:p text:style-name="P5"><text:tab/><text:tab/><text:tab/><text:tab/>} </text:p>
      <text:p text:style-name="P5"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state" : { </text:p>
      <text:p text:style-name="P5"><text:tab/><text:tab/><text:tab/><text:tab/><text:tab/><text:tab/><text:tab/>"$eq" : "MA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direction" : "forward" </text:p>
      <text:p text:style-name="P5"><text:tab/><text:tab/><text:tab/><text:tab/>} </text:p>
      <text:p text:style-name="P5"><text:tab/><text:tab/><text:tab/>}, </text:p>
      <text:p text:style-name="P5"><text:tab/><text:tab/><text:tab/>"rejectedPlans" : [ 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474, </text:p>
      <text:p text:style-name="P5"><text:tab/><text:tab/><text:tab/>"executionTimeMillis" : 2, </text:p>
      <text:p text:style-name="P5"><text:soft-page-break/><text:tab/><text:tab/><text:tab/>"totalKeysExamined" : 0, </text:p>
      <text:p text:style-name="P5"><text:tab/><text:tab/><text:tab/>"totalDocsExamined" : 200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474, </text:p>
      <text:p text:style-name="P5"><text:tab/><text:tab/><text:tab/><text:tab/>"executionTimeMillisEstimate" : 0, </text:p>
      <text:p text:style-name="P5"><text:tab/><text:tab/><text:tab/><text:tab/>"works" : 2002, </text:p>
      <text:p text:style-name="P5"><text:tab/><text:tab/><text:tab/><text:tab/>"advanced" : 474, </text:p>
      <text:p text:style-name="P5"><text:tab/><text:tab/><text:tab/><text:tab/>"needTime" : 1527, </text:p>
      <text:p text:style-name="P5"><text:tab/><text:tab/><text:tab/><text:tab/>"needYield" : 0, </text:p>
      <text:p text:style-name="P5"><text:tab/><text:tab/><text:tab/><text:tab/>"saveState" : 15, </text:p>
      <text:p text:style-name="P5"><text:tab/><text:tab/><text:tab/><text:tab/>"restoreState" : 15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city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state" : { </text:p>
      <text:p text:style-name="P5"><text:tab/><text:tab/><text:tab/><text:tab/><text:tab/><text:tab/><text:tab/>"$eq" : "MA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nReturned" : 474, </text:p>
      <text:p text:style-name="P5"><text:tab/><text:tab/><text:tab/><text:tab/><text:tab/>"executionTimeMillisEstimate" : 0, </text:p>
      <text:p text:style-name="P5"><text:tab/><text:tab/><text:tab/><text:tab/><text:tab/>"works" : 2002, </text:p>
      <text:p text:style-name="P5"><text:tab/><text:tab/><text:tab/><text:tab/><text:tab/>"advanced" : 474, </text:p>
      <text:p text:style-name="P5"><text:tab/><text:tab/><text:tab/><text:tab/><text:tab/>"needTime" : 1527, </text:p>
      <text:p text:style-name="P5"><text:tab/><text:tab/><text:tab/><text:tab/><text:tab/>"needYield" : 0, </text:p>
      <text:p text:style-name="P5"><text:tab/><text:tab/><text:tab/><text:tab/><text:tab/>"saveState" : 15, </text:p>
      <text:p text:style-name="P5"><text:tab/><text:tab/><text:tab/><text:tab/><text:tab/>"restoreState" : 15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tab/><text:tab/><text:tab/><text:tab/><text:tab/>"direction" : "forward", </text:p>
      <text:p text:style-name="P5"><text:tab/><text:tab/><text:tab/><text:tab/><text:tab/>"docsExamined" : 2000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5"><text:tab/>&gt; <text:s/></text:p>
      <text:p text:style-name="P3"><text:tab/>_____________________________________________________________________________</text:p>
      <text:p text:style-name="P3"><text:tab/><text:span text:style-name="T3">3. Display location of city "AYRE" </text:span></text:p>
      <text:p text:style-name="P2"><text:tab/>=&gt; </text:p>
      <text:p text:style-name="P2"><text:tab/>&gt; db.myindex.explain("executionStats").find({city:{$eq:"AYRE"}},{loc:1}) </text:p>
      <text:p text:style-name="P3"><text:tab/><text:span text:style-name="T4">{ </text:span>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city" : { </text:p>
      <text:p text:style-name="P5"><text:tab/><text:tab/><text:tab/><text:tab/><text:tab/>"$eq" : "AYRE" </text:p>
      <text:p text:style-name="P5"><text:tab/><text:tab/><text:tab/><text:tab/>} </text:p>
      <text:p text:style-name="P5"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loc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city" : { </text:p>
      <text:p text:style-name="P5"><text:soft-page-break/><text:tab/><text:tab/><text:tab/><text:tab/><text:tab/><text:tab/><text:tab/>"$eq" : "AYRE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direction" : "forward" </text:p>
      <text:p text:style-name="P5"><text:tab/><text:tab/><text:tab/><text:tab/>} </text:p>
      <text:p text:style-name="P5"><text:tab/><text:tab/><text:tab/>}, </text:p>
      <text:p text:style-name="P5"><text:tab/><text:tab/><text:tab/>"rejectedPlans" : [ 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0, </text:p>
      <text:p text:style-name="P5"><text:tab/><text:tab/><text:tab/>"executionTimeMillis" : 1, </text:p>
      <text:p text:style-name="P5"><text:tab/><text:tab/><text:tab/>"totalKeysExamined" : 0, </text:p>
      <text:p text:style-name="P5"><text:tab/><text:tab/><text:tab/>"totalDocsExamined" : 200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0, </text:p>
      <text:p text:style-name="P5"><text:tab/><text:tab/><text:tab/><text:tab/>"executionTimeMillisEstimate" : 0, </text:p>
      <text:p text:style-name="P5"><text:tab/><text:tab/><text:tab/><text:tab/>"works" : 2002, </text:p>
      <text:p text:style-name="P5"><text:tab/><text:tab/><text:tab/><text:tab/>"advanced" : 0, </text:p>
      <text:p text:style-name="P5"><text:tab/><text:tab/><text:tab/><text:tab/>"needTime" : 2001, </text:p>
      <text:p text:style-name="P5"><text:tab/><text:tab/><text:tab/><text:tab/>"needYield" : 0, </text:p>
      <text:p text:style-name="P5"><text:tab/><text:tab/><text:tab/><text:tab/>"saveState" : 15, </text:p>
      <text:p text:style-name="P5"><text:tab/><text:tab/><text:tab/><text:tab/>"restoreState" : 15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loc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COLLSCAN", </text:p>
      <text:p text:style-name="P5"><text:tab/><text:tab/><text:tab/><text:tab/><text:tab/>"filter" : { </text:p>
      <text:p text:style-name="P5"><text:tab/><text:tab/><text:tab/><text:tab/><text:tab/><text:tab/>"city" : { </text:p>
      <text:p text:style-name="P5"><text:tab/><text:tab/><text:tab/><text:tab/><text:tab/><text:tab/><text:tab/>"$eq" : "AYRE" </text:p>
      <text:p text:style-name="P5"><text:tab/><text:tab/><text:tab/><text:tab/><text:tab/><text:tab/>} </text:p>
      <text:p text:style-name="P5"><text:tab/><text:tab/><text:tab/><text:tab/><text:tab/>}, </text:p>
      <text:p text:style-name="P5"><text:tab/><text:tab/><text:tab/><text:tab/><text:tab/>"nReturned" : 0, </text:p>
      <text:p text:style-name="P5"><text:tab/><text:tab/><text:tab/><text:tab/><text:tab/>"executionTimeMillisEstimate" : 0, </text:p>
      <text:p text:style-name="P5"><text:tab/><text:tab/><text:tab/><text:tab/><text:tab/>"works" : 2002, </text:p>
      <text:p text:style-name="P5"><text:tab/><text:tab/><text:tab/><text:tab/><text:tab/>"advanced" : 0, </text:p>
      <text:p text:style-name="P5"><text:tab/><text:tab/><text:tab/><text:tab/><text:tab/>"needTime" : 2001, </text:p>
      <text:p text:style-name="P5"><text:tab/><text:tab/><text:tab/><text:tab/><text:tab/>"needYield" : 0, </text:p>
      <text:p text:style-name="P5"><text:tab/><text:tab/><text:tab/><text:tab/><text:tab/>"saveState" : 15, </text:p>
      <text:p text:style-name="P5"><text:tab/><text:tab/><text:tab/><text:tab/><text:tab/>"restoreState" : 15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tab/><text:tab/><text:tab/><text:tab/><text:tab/>"direction" : "forward", </text:p>
      <text:p text:style-name="P5"><text:tab/><text:tab/><text:tab/><text:tab/><text:tab/>"docsExamined" : 2000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5"><text:tab/>&gt; </text:p>
      <text:p text:style-name="P3"><text:tab/>------------------------------------with index------------------------------------------------------ </text:p>
      <text:p text:style-name="P3"><text:tab/><text:span text:style-name="T3">&gt; db.myindex.explain("executionStats").find({city:{$eq:"AYRE"}},{loc:1}) </text:span></text:p>
      <text:p text:style-name="P3"><text:tab/><text:span text:style-name="T4">{ </text:span></text:p>
      <text:p text:style-name="P5"><text:tab/><text:tab/>"queryPlanner" : { </text:p>
      <text:p text:style-name="P5"><text:tab/><text:tab/><text:tab/>"plannerVersion" : 1, </text:p>
      <text:p text:style-name="P5"><text:tab/><text:tab/><text:tab/>"namespace" : "mongoIndex.myindex", </text:p>
      <text:p text:style-name="P5"><text:tab/><text:tab/><text:tab/>"indexFilterSet" : false, </text:p>
      <text:p text:style-name="P5"><text:tab/><text:tab/><text:tab/>"parsedQuery" : { </text:p>
      <text:p text:style-name="P5"><text:tab/><text:tab/><text:tab/><text:tab/>"city" : { </text:p>
      <text:p text:style-name="P5"><text:tab/><text:tab/><text:tab/><text:tab/><text:tab/>"$eq" : "AYRE" </text:p>
      <text:p text:style-name="P5"><text:tab/><text:tab/><text:tab/><text:tab/>} </text:p>
      <text:p text:style-name="P5"><text:soft-page-break/><text:tab/><text:tab/><text:tab/>}, </text:p>
      <text:p text:style-name="P5"><text:tab/><text:tab/><text:tab/>"winningPlan" : { </text:p>
      <text:p text:style-name="P5"><text:tab/><text:tab/><text:tab/><text:tab/>"stage" : "PROJECTION", </text:p>
      <text:p text:style-name="P5"><text:tab/><text:tab/><text:tab/><text:tab/>"transformBy" : { </text:p>
      <text:p text:style-name="P5"><text:tab/><text:tab/><text:tab/><text:tab/><text:tab/>"loc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FETCH", </text:p>
      <text:p text:style-name="P5"><text:tab/><text:tab/><text:tab/><text:tab/><text:tab/>"inputStage" : { </text:p>
      <text:p text:style-name="P5"><text:tab/><text:tab/><text:tab/><text:tab/><text:tab/><text:tab/>"stage" : "IXSCAN", </text:p>
      <text:p text:style-name="P5"><text:tab/><text:tab/><text:tab/><text:tab/><text:tab/><text:tab/>"keyPattern" : { </text:p>
      <text:p text:style-name="P5"><text:tab/><text:tab/><text:tab/><text:tab/><text:tab/><text:tab/><text:tab/>"city" : 1 </text:p>
      <text:p text:style-name="P5"><text:tab/><text:tab/><text:tab/><text:tab/><text:tab/><text:tab/>}, </text:p>
      <text:p text:style-name="P5"><text:tab/><text:tab/><text:tab/><text:tab/><text:tab/><text:tab/>"indexName" : "city_1", </text:p>
      <text:p text:style-name="P5"><text:tab/><text:tab/><text:tab/><text:tab/><text:tab/><text:tab/>"isMultiKey" : false, </text:p>
      <text:p text:style-name="P5"><text:tab/><text:tab/><text:tab/><text:tab/><text:tab/><text:tab/>"isUnique" : false, </text:p>
      <text:p text:style-name="P5"><text:tab/><text:tab/><text:tab/><text:tab/><text:tab/><text:tab/>"isSparse" : false, </text:p>
      <text:p text:style-name="P5"><text:tab/><text:tab/><text:tab/><text:tab/><text:tab/><text:tab/>"isPartial" : false, </text:p>
      <text:p text:style-name="P5"><text:tab/><text:tab/><text:tab/><text:tab/><text:tab/><text:tab/>"indexVersion" : 1, </text:p>
      <text:p text:style-name="P5"><text:tab/><text:tab/><text:tab/><text:tab/><text:tab/><text:tab/>"direction" : "forward", </text:p>
      <text:p text:style-name="P5"><text:tab/><text:tab/><text:tab/><text:tab/><text:tab/><text:tab/>"indexBounds" : { </text:p>
      <text:p text:style-name="P5"><text:tab/><text:tab/><text:tab/><text:tab/><text:tab/><text:tab/><text:tab/>"city" : [ </text:p>
      <text:p text:style-name="P5"><text:tab/><text:tab/><text:tab/><text:tab/><text:tab/><text:tab/><text:tab/><text:tab/>"[\"AYRE\", \"AYRE\"]" </text:p>
      <text:p text:style-name="P5"><text:tab/><text:tab/><text:tab/><text:tab/><text:tab/><text:tab/><text:tab/>] </text:p>
      <text:p text:style-name="P5"><text:tab/><text:tab/><text:tab/><text:tab/><text:tab/><text:tab/>} </text:p>
      <text:p text:style-name="P5"><text:tab/><text:tab/><text:tab/><text:tab/><text:tab/>} </text:p>
      <text:p text:style-name="P5"><text:tab/><text:tab/><text:tab/><text:tab/>} </text:p>
      <text:p text:style-name="P5"><text:tab/><text:tab/><text:tab/>}, </text:p>
      <text:p text:style-name="P5"><text:tab/><text:tab/><text:tab/>"rejectedPlans" : [ </text:p>
      <text:p text:style-name="P5"><text:tab/><text:tab/><text:tab/><text:tab/>{ </text:p>
      <text:p text:style-name="P5"><text:tab/><text:tab/><text:tab/><text:tab/><text:tab/>"stage" : "PROJECTION", </text:p>
      <text:p text:style-name="P5"><text:tab/><text:tab/><text:tab/><text:tab/><text:tab/>"transformBy" : { </text:p>
      <text:p text:style-name="P5"><text:tab/><text:tab/><text:tab/><text:tab/><text:tab/><text:tab/>"loc" : 1 </text:p>
      <text:p text:style-name="P5"><text:tab/><text:tab/><text:tab/><text:tab/><text:tab/>}, </text:p>
      <text:p text:style-name="P5"><text:tab/><text:tab/><text:tab/><text:tab/><text:tab/>"inputStage" : { </text:p>
      <text:p text:style-name="P5"><text:tab/><text:tab/><text:tab/><text:tab/><text:tab/><text:tab/>"stage" : "FETCH", </text:p>
      <text:p text:style-name="P5"><text:tab/><text:tab/><text:tab/><text:tab/><text:tab/><text:tab/>"inputStage" : { </text:p>
      <text:p text:style-name="P5"><text:tab/><text:tab/><text:tab/><text:tab/><text:tab/><text:tab/><text:tab/>"stage" : "IXSCAN", </text:p>
      <text:p text:style-name="P5"><text:tab/><text:tab/><text:tab/><text:tab/><text:tab/><text:tab/><text:tab/>"keyPattern" : { </text:p>
      <text:p text:style-name="P5"><text:tab/><text:tab/><text:tab/><text:tab/><text:tab/><text:tab/><text:tab/><text:tab/>"city" : 1, </text:p>
      <text:p text:style-name="P5"><text:tab/><text:tab/><text:tab/><text:tab/><text:tab/><text:tab/><text:tab/><text:tab/>"state" : 1 </text:p>
      <text:p text:style-name="P5"><text:tab/><text:tab/><text:tab/><text:tab/><text:tab/><text:tab/><text:tab/>}, </text:p>
      <text:p text:style-name="P5"><text:tab/><text:tab/><text:tab/><text:tab/><text:tab/><text:tab/><text:tab/>"indexName" : "city_1_state_1", </text:p>
      <text:p text:style-name="P5"><text:tab/><text:tab/><text:tab/><text:tab/><text:tab/><text:tab/><text:tab/>"isMultiKey" : false, </text:p>
      <text:p text:style-name="P5"><text:tab/><text:tab/><text:tab/><text:tab/><text:tab/><text:tab/><text:tab/>"isUnique" : false, </text:p>
      <text:p text:style-name="P5"><text:tab/><text:tab/><text:tab/><text:tab/><text:tab/><text:tab/><text:tab/>"isSparse" : false, </text:p>
      <text:p text:style-name="P5"><text:tab/><text:tab/><text:tab/><text:tab/><text:tab/><text:tab/><text:tab/>"isPartial" : false, </text:p>
      <text:p text:style-name="P5"><text:tab/><text:tab/><text:tab/><text:tab/><text:tab/><text:tab/><text:tab/>"indexVersion" : 1, </text:p>
      <text:p text:style-name="P5"><text:tab/><text:tab/><text:tab/><text:tab/><text:tab/><text:tab/><text:tab/>"direction" : "forward", </text:p>
      <text:p text:style-name="P5"><text:tab/><text:tab/><text:tab/><text:tab/><text:tab/><text:tab/><text:tab/>"indexBounds" : { </text:p>
      <text:p text:style-name="P5"><text:tab/><text:tab/><text:tab/><text:tab/><text:tab/><text:tab/><text:tab/><text:tab/>"city" : [ </text:p>
      <text:p text:style-name="P5"><text:tab/><text:tab/><text:tab/><text:tab/><text:tab/><text:tab/><text:tab/><text:tab/><text:tab/>"[\"AYRE\", \"AYRE\"]" </text:p>
      <text:p text:style-name="P5"><text:tab/><text:tab/><text:tab/><text:tab/><text:tab/><text:tab/><text:tab/><text:tab/>], </text:p>
      <text:p text:style-name="P5"><text:tab/><text:tab/><text:tab/><text:tab/><text:tab/><text:tab/><text:tab/><text:tab/>"state" : [ </text:p>
      <text:p text:style-name="P5"><text:tab/><text:tab/><text:tab/><text:tab/><text:tab/><text:tab/><text:tab/><text:tab/><text:tab/>"[MinKey, MaxKey]" </text:p>
      <text:p text:style-name="P5"><text:tab/><text:tab/><text:tab/><text:tab/><text:tab/><text:tab/><text:tab/><text:tab/>] </text:p>
      <text:p text:style-name="P5"><text:tab/><text:tab/><text:tab/><text:tab/><text:tab/><text:tab/><text:tab/>} </text:p>
      <text:p text:style-name="P5"><text:tab/><text:tab/><text:tab/><text:tab/><text:tab/><text:tab/>} </text:p>
      <text:p text:style-name="P5"><text:tab/><text:tab/><text:tab/><text:tab/><text:tab/>} </text:p>
      <text:p text:style-name="P5"><text:tab/><text:tab/><text:tab/><text:tab/>} </text:p>
      <text:p text:style-name="P5"><text:tab/><text:tab/><text:tab/>] </text:p>
      <text:p text:style-name="P5"><text:tab/><text:tab/>}, </text:p>
      <text:p text:style-name="P5"><text:tab/><text:tab/>"executionStats" : { </text:p>
      <text:p text:style-name="P5"><text:tab/><text:tab/><text:tab/>"executionSuccess" : true, </text:p>
      <text:p text:style-name="P5"><text:tab/><text:tab/><text:tab/>"nReturned" : 0, </text:p>
      <text:p text:style-name="P5"><text:tab/><text:tab/><text:tab/>"executionTimeMillis" : 1, </text:p>
      <text:p text:style-name="P5"><text:tab/><text:tab/><text:tab/>"totalKeysExamined" : 0, </text:p>
      <text:p text:style-name="P5"><text:tab/><text:tab/><text:tab/>"totalDocsExamined" : 0, </text:p>
      <text:p text:style-name="P5"><text:tab/><text:tab/><text:tab/>"executionStages" : { </text:p>
      <text:p text:style-name="P5"><text:tab/><text:tab/><text:tab/><text:tab/>"stage" : "PROJECTION", </text:p>
      <text:p text:style-name="P5"><text:tab/><text:tab/><text:tab/><text:tab/>"nReturned" : 0, </text:p>
      <text:p text:style-name="P5"><text:tab/><text:tab/><text:tab/><text:tab/>"executionTimeMillisEstimate" : 0, </text:p>
      <text:p text:style-name="P5"><text:soft-page-break/><text:tab/><text:tab/><text:tab/><text:tab/>"works" : 2, </text:p>
      <text:p text:style-name="P5"><text:tab/><text:tab/><text:tab/><text:tab/>"advanced" : 0, </text:p>
      <text:p text:style-name="P5"><text:tab/><text:tab/><text:tab/><text:tab/>"needTime" : 0, </text:p>
      <text:p text:style-name="P5"><text:tab/><text:tab/><text:tab/><text:tab/>"needYield" : 0, </text:p>
      <text:p text:style-name="P5"><text:tab/><text:tab/><text:tab/><text:tab/>"saveState" : 0, </text:p>
      <text:p text:style-name="P5"><text:tab/><text:tab/><text:tab/><text:tab/>"restoreState" : 0, </text:p>
      <text:p text:style-name="P5"><text:tab/><text:tab/><text:tab/><text:tab/>"isEOF" : 1, </text:p>
      <text:p text:style-name="P5"><text:tab/><text:tab/><text:tab/><text:tab/>"invalidates" : 0, </text:p>
      <text:p text:style-name="P5"><text:tab/><text:tab/><text:tab/><text:tab/>"transformBy" : { </text:p>
      <text:p text:style-name="P5"><text:tab/><text:tab/><text:tab/><text:tab/><text:tab/>"loc" : 1 </text:p>
      <text:p text:style-name="P5"><text:tab/><text:tab/><text:tab/><text:tab/>}, </text:p>
      <text:p text:style-name="P5"><text:tab/><text:tab/><text:tab/><text:tab/>"inputStage" : { </text:p>
      <text:p text:style-name="P5"><text:tab/><text:tab/><text:tab/><text:tab/><text:tab/>"stage" : "FETCH", </text:p>
      <text:p text:style-name="P5"><text:tab/><text:tab/><text:tab/><text:tab/><text:tab/>"nReturned" : 0, </text:p>
      <text:p text:style-name="P5"><text:tab/><text:tab/><text:tab/><text:tab/><text:tab/>"executionTimeMillisEstimate" : 0, </text:p>
      <text:p text:style-name="P5"><text:tab/><text:tab/><text:tab/><text:tab/><text:tab/>"works" : 2, </text:p>
      <text:p text:style-name="P5"><text:tab/><text:tab/><text:tab/><text:tab/><text:tab/>"advanced" : 0, </text:p>
      <text:p text:style-name="P5"><text:tab/><text:tab/><text:tab/><text:tab/><text:tab/>"needTime" : 0, </text:p>
      <text:p text:style-name="P5"><text:tab/><text:tab/><text:tab/><text:tab/><text:tab/>"needYield" : 0, </text:p>
      <text:p text:style-name="P5"><text:tab/><text:tab/><text:tab/><text:tab/><text:tab/>"saveState" : 0, </text:p>
      <text:p text:style-name="P5"><text:tab/><text:tab/><text:tab/><text:tab/><text:tab/>"restoreState" : 0, </text:p>
      <text:p text:style-name="P5"><text:tab/><text:tab/><text:tab/><text:tab/><text:tab/>"isEOF" : 1, </text:p>
      <text:p text:style-name="P5"><text:tab/><text:tab/><text:tab/><text:tab/><text:tab/>"invalidates" : 0, </text:p>
      <text:p text:style-name="P5"><text:tab/><text:tab/><text:tab/><text:tab/><text:tab/>"docsExamined" : 0, </text:p>
      <text:p text:style-name="P5"><text:tab/><text:tab/><text:tab/><text:tab/><text:tab/>"alreadyHasObj" : 0, </text:p>
      <text:p text:style-name="P5"><text:tab/><text:tab/><text:tab/><text:tab/><text:tab/>"inputStage" : { </text:p>
      <text:p text:style-name="P5"><text:tab/><text:tab/><text:tab/><text:tab/><text:tab/><text:tab/>"stage" : "IXSCAN", </text:p>
      <text:p text:style-name="P5"><text:tab/><text:tab/><text:tab/><text:tab/><text:tab/><text:tab/>"nReturned" : 0, </text:p>
      <text:p text:style-name="P5"><text:tab/><text:tab/><text:tab/><text:tab/><text:tab/><text:tab/>"executionTimeMillisEstimate" : 0, </text:p>
      <text:p text:style-name="P5"><text:tab/><text:tab/><text:tab/><text:tab/><text:tab/><text:tab/>"works" : 1, </text:p>
      <text:p text:style-name="P5"><text:tab/><text:tab/><text:tab/><text:tab/><text:tab/><text:tab/>"advanced" : 0, </text:p>
      <text:p text:style-name="P5"><text:tab/><text:tab/><text:tab/><text:tab/><text:tab/><text:tab/>"needTime" : 0, </text:p>
      <text:p text:style-name="P5"><text:tab/><text:tab/><text:tab/><text:tab/><text:tab/><text:tab/>"needYield" : 0, </text:p>
      <text:p text:style-name="P5"><text:tab/><text:tab/><text:tab/><text:tab/><text:tab/><text:tab/>"saveState" : 0, </text:p>
      <text:p text:style-name="P5"><text:tab/><text:tab/><text:tab/><text:tab/><text:tab/><text:tab/>"restoreState" : 0, </text:p>
      <text:p text:style-name="P5"><text:tab/><text:tab/><text:tab/><text:tab/><text:tab/><text:tab/>"isEOF" : 1, </text:p>
      <text:p text:style-name="P5"><text:tab/><text:tab/><text:tab/><text:tab/><text:tab/><text:tab/>"invalidates" : 0, </text:p>
      <text:p text:style-name="P5"><text:tab/><text:tab/><text:tab/><text:tab/><text:tab/><text:tab/>"keyPattern" : { </text:p>
      <text:p text:style-name="P5"><text:tab/><text:tab/><text:tab/><text:tab/><text:tab/><text:tab/><text:tab/>"city" : 1 </text:p>
      <text:p text:style-name="P5"><text:tab/><text:tab/><text:tab/><text:tab/><text:tab/><text:tab/>}, </text:p>
      <text:p text:style-name="P5"><text:tab/><text:tab/><text:tab/><text:tab/><text:tab/><text:tab/>"indexName" : "city_1", </text:p>
      <text:p text:style-name="P5"><text:tab/><text:tab/><text:tab/><text:tab/><text:tab/><text:tab/>"isMultiKey" : false, </text:p>
      <text:p text:style-name="P5"><text:tab/><text:tab/><text:tab/><text:tab/><text:tab/><text:tab/>"isUnique" : false, </text:p>
      <text:p text:style-name="P5"><text:tab/><text:tab/><text:tab/><text:tab/><text:tab/><text:tab/>"isSparse" : false, </text:p>
      <text:p text:style-name="P5"><text:tab/><text:tab/><text:tab/><text:tab/><text:tab/><text:tab/>"isPartial" : false, </text:p>
      <text:p text:style-name="P5"><text:tab/><text:tab/><text:tab/><text:tab/><text:tab/><text:tab/>"indexVersion" : 1, </text:p>
      <text:p text:style-name="P5"><text:tab/><text:tab/><text:tab/><text:tab/><text:tab/><text:tab/>"direction" : "forward", </text:p>
      <text:p text:style-name="P5"><text:tab/><text:tab/><text:tab/><text:tab/><text:tab/><text:tab/>"indexBounds" : { </text:p>
      <text:p text:style-name="P5"><text:tab/><text:tab/><text:tab/><text:tab/><text:tab/><text:tab/><text:tab/>"city" : [ </text:p>
      <text:p text:style-name="P5"><text:tab/><text:tab/><text:tab/><text:tab/><text:tab/><text:tab/><text:tab/><text:tab/>"[\"AYRE\", \"AYRE\"]" </text:p>
      <text:p text:style-name="P5"><text:tab/><text:tab/><text:tab/><text:tab/><text:tab/><text:tab/><text:tab/>] </text:p>
      <text:p text:style-name="P5"><text:tab/><text:tab/><text:tab/><text:tab/><text:tab/><text:tab/>}, </text:p>
      <text:p text:style-name="P5"><text:tab/><text:tab/><text:tab/><text:tab/><text:tab/><text:tab/>"keysExamined" : 0, </text:p>
      <text:p text:style-name="P5"><text:tab/><text:tab/><text:tab/><text:tab/><text:tab/><text:tab/>"dupsTested" : 0, </text:p>
      <text:p text:style-name="P5"><text:tab/><text:tab/><text:tab/><text:tab/><text:tab/><text:tab/>"dupsDropped" : 0, </text:p>
      <text:p text:style-name="P5"><text:tab/><text:tab/><text:tab/><text:tab/><text:tab/><text:tab/>"seenInvalidated" : 0 </text:p>
      <text:p text:style-name="P5"><text:tab/><text:tab/><text:tab/><text:tab/><text:tab/>} </text:p>
      <text:p text:style-name="P5"><text:tab/><text:tab/><text:tab/><text:tab/>} </text:p>
      <text:p text:style-name="P5"><text:tab/><text:tab/><text:tab/>} </text:p>
      <text:p text:style-name="P5"><text:tab/><text:tab/>}, </text:p>
      <text:p text:style-name="P5"><text:tab/><text:tab/>"serverInfo" : { </text:p>
      <text:p text:style-name="P5"><text:tab/><text:tab/><text:tab/>"host" : "PUN", </text:p>
      <text:p text:style-name="P5"><text:tab/><text:tab/><text:tab/>"port" : 27017, </text:p>
      <text:p text:style-name="P5"><text:tab/><text:tab/><text:tab/>"version" : "3.2.7", </text:p>
      <text:p text:style-name="P5"><text:tab/><text:tab/><text:tab/>"gitVersion" : "4249c1d2b5999ebbf1fdf3bc0e0e3b3ff5c0aaf2" </text:p>
      <text:p text:style-name="P5"><text:tab/><text:tab/>}, </text:p>
      <text:p text:style-name="P5"><text:tab/><text:tab/>"ok" : 1 </text:p>
      <text:p text:style-name="P5"><text:tab/>} </text:p>
      <text:p text:style-name="P5"><text:tab/>&gt; <text:s/></text:p>
      <text:p text:style-name="P5">**************************************************************************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eva" svg:font-family="Geneva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1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IBM08 </meta:printed-by>
    <meta:print-date>2016-09-27T16:04:00</meta:print-date>
    <dc:date>2016-09-27T16:04:44</dc:date>
    <dc:creator>IBM08 </dc:creator>
    <meta:document-statistic meta:table-count="0" meta:image-count="0" meta:object-count="0" meta:page-count="9" meta:paragraph-count="632" meta:word-count="1604" meta:character-count="13268" meta:non-whitespace-character-count="9194"/>
    <meta:generator>LibreOffice/3.5$Linux_X86_64 LibreOffice_project/350m1$Build-2</meta:generator>
  </office:meta>
</office:document-meta>
</file>